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rktable_20_text">
      <style:text-properties officeooo:paragraph-rsid="000a5945"/>
    </style:style>
    <style:style style:name="P2" style:family="paragraph" style:parent-style-name="Darktable_20_text">
      <style:text-properties officeooo:paragraph-rsid="000b7688"/>
    </style:style>
    <style:style style:name="P3" style:family="paragraph" style:parent-style-name="Darktable_20_text">
      <style:text-properties officeooo:paragraph-rsid="000cb108"/>
    </style:style>
    <style:style style:name="P4" style:family="paragraph" style:parent-style-name="Darktable_20_chapter_20_number">
      <style:text-properties officeooo:paragraph-rsid="000a5945"/>
    </style:style>
    <style:style style:name="P5" style:family="paragraph" style:parent-style-name="Darktable_20_chapter_20_title">
      <style:text-properties officeooo:paragraph-rsid="000a5945"/>
    </style:style>
    <style:style style:name="P6" style:family="paragraph" style:parent-style-name="Darktable_20_heading_20_1">
      <style:text-properties officeooo:paragraph-rsid="000a5945"/>
    </style:style>
    <style:style style:name="T1" style:family="text">
      <style:text-properties officeooo:rsid="000a5945"/>
    </style:style>
    <style:style style:name="T2" style:family="text">
      <style:text-properties officeooo:rsid="000b7688"/>
    </style:style>
    <style:style style:name="T3" style:family="text">
      <style:text-properties officeooo:rsid="000cb108"/>
    </style:style>
    <style:style style:name="T4" style:family="text">
      <style:text-properties officeooo:rsid="000e5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2</text:span></text:p>
      <text:p text:style-name="P5"><text:span text:style-name="T1">Darkroom</text:span></text:p>
      <text:p text:style-name="P1"><text:span text:style-name="T1">In this chapter you will learn all about the darkroom section of darktable.</text:span></text:p>
      <text:h text:style-name="P6" text:outline-level="2"><text:span text:style-name="T1">Overview</text:span></text:h>
      <text:p text:style-name="P2"><text:span text:style-name="T1">In darkroom you are in develop mode for the specific image; here you have a lot of tools (</text:span><text:span text:style-name="T2">called</text:span><text:span text:style-name="T1"> modules) to </text:span><text:span text:style-name="T2">help you </text:span><text:span text:style-name="T1">develop you</text:span><text:span text:style-name="T2">r</text:span><text:span text:style-name="T1"> images.</text:span></text:p>
      <text:p text:style-name="P2"><text:span text:style-name="T1">On the left side you have the navigation, snapshots, history, </text:span><text:span text:style-name="T2">and image information panels,</text:span><text:span text:style-name="T1"> each of them being described below; in the right panel you can see the histogram and then a list of available modules to use when working with your image. At the bottom of the right panel you can enable/disable view of individual modules.</text:span></text:p>
      <text:p text:style-name="P2"><text:span text:style-name="T1">Since darktable 0.6.1, modules are grouped into four groups: basic, color, correct, effect. However, you can view all modules by selecting no group. For those interested in how it works, modules are applied on images following a bottom-to-top order. That means, that if you activated the view of all modules (by selecting no groups), the first module to be applied will be "</text:span><text:span text:style-name="T2">white balance</text:span><text:span text:style-name="T1">" at the bottom of the rightpanel, whereas the last one will be "</text:span><text:span text:style-name="T2">watermark</text:span><text:span text:style-name="T1">" at the top of the right panel. That order can not be changed by user</text:span><text:span text:style-name="T2">s</text:span><text:span text:style-name="T1">, so modules are always applied following the same order.</text:span></text:p>
      <text:p text:style-name="P2"><text:span text:style-name="T1">You can use middle-click to zoom 1:1. A double middle-click </text:span><text:span text:style-name="T2">zooms in</text:span><text:span text:style-name="T1"> to 2:1.</text:span></text:p>
      <text:h text:style-name="Darktable_20_heading_20_2" text:outline-level="3"><text:span text:style-name="T2">Film strip</text:span></text:h>
      <text:p text:style-name="Darktable_20_text"><text:span text:style-name="T2">The filmstrip is used to quickly switch between image to develop in darkroom view, the images viewed are the same as the ones in the lighttable view.</text:span></text:p>
      <text:p text:style-name="Darktable_20_text"><text:span text:style-name="T2">The filmstrip can be switch on and off using ctrl-f shortcut.</text:span></text:p>
      <text:h text:style-name="Darktable_20_heading_20_1" text:outline-level="2"><text:span text:style-name="T2">Panels</text:span></text:h>
      <text:h text:style-name="Darktable_20_heading_20_2" text:outline-level="3"><text:span text:style-name="T2">Navigation</text:span></text:h>
      <text:p text:style-name="P3"><text:span text:style-name="T3">This panel show a small version of the image you are currently seeing on the canvas. There may be </text:span><text:span text:style-name="T4">a box over the image, that means you are currently zoomed in. You can move the box around to move the zoom lo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0.203cm" fo:margin-bottom="0.508cm" fo:text-align="center" style:justify-single-word="false" style:page-number="auto"/>
      <style:text-properties fo:font-size="11pt" fo:letter-spacing="0.035cm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1T09:39:55</meta:creation-date>
    <meta:editing-duration>PT00H57M25S</meta:editing-duration>
    <meta:editing-cycles>4</meta:editing-cycles>
    <meta:generator>OpenOffice.org/3.2$Linux OpenOffice.org_project/320m19$Build-9505</meta:generator>
    <meta:initial-creator>Nicholas </meta:initial-creator>
    <dc:date>2011-04-01T10:37:19</dc:date>
    <dc:creator>Nicholas </dc:creator>
    <meta:document-statistic meta:table-count="0" meta:image-count="0" meta:object-count="0" meta:page-count="1" meta:paragraph-count="14" meta:word-count="300" meta:character-count="1691"/>
  </office:meta>
</office:document-meta>
</file>